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paragraph-properties fo:margin-left="0cm" fo:margin-right="0.026cm" fo:line-height="200%" fo:text-align="justify" style:justify-single-word="false" fo:text-indent="0cm" style:auto-text-indent="false"/>
      <style:text-properties fo:font-variant="normal" fo:text-transform="none" style:use-window-font-color="true" style:font-name="Times New Roman" fo:font-size="12pt" fo:letter-spacing="normal" fo:language="fr" fo:country="FR" fo:font-style="normal" fo:font-weight="normal" style:font-name-asian="Times New Roman" style:font-size-asian="12pt" style:font-style-asian="normal" style:font-size-complex="12pt" style:font-style-complex="normal"/>
    </style:style>
    <style:style style:name="P2" style:family="paragraph" style:parent-style-name="Standard">
      <style:paragraph-properties fo:margin-left="0cm" fo:margin-right="0.026cm" fo:line-height="200%" fo:text-align="justify" style:justify-single-word="false" fo:text-indent="0cm" style:auto-text-indent="false"/>
      <style:text-properties fo:language="fr" fo:country="FR"/>
    </style:style>
    <style:style style:name="P3" style:family="paragraph" style:parent-style-name="Standard">
      <style:paragraph-properties fo:margin-left="1.245cm" fo:margin-right="0.778cm" fo:line-height="200%" fo:text-align="justify" style:justify-single-word="false" fo:text-indent="0cm" style:auto-text-indent="false"/>
      <style:text-properties fo:font-variant="normal" fo:text-transform="none" style:use-window-font-color="true" style:font-name="Times New Roman" fo:font-size="12pt" fo:letter-spacing="normal" fo:language="fr" fo:country="FR" fo:font-style="italic" fo:font-weight="normal" style:font-size-asian="12pt" style:font-style-asian="italic" style:font-size-complex="12pt" style:font-style-complex="italic"/>
    </style:style>
    <style:style style:name="P4" style:family="paragraph" style:parent-style-name="Standard">
      <style:text-properties fo:font-size="13.6999998092651pt" fo:language="fr" fo:country="FR" style:font-name-asian="Liberation Sans" style:font-size-asian="12pt" style:font-size-complex="13.6999998092651pt"/>
    </style:style>
    <style:style style:name="P5" style:family="paragraph" style:parent-style-name="Standard">
      <style:paragraph-properties fo:line-height="200%" fo:text-align="justify" style:justify-single-word="false"/>
      <style:text-properties fo:color="#000000" style:font-name="Arial" fo:language="fr" fo:country="FR"/>
    </style:style>
    <style:style style:name="P6" style:family="paragraph" style:parent-style-name="Standard">
      <style:paragraph-properties fo:margin-left="0cm" fo:margin-right="0.026cm" fo:line-height="200%" fo:text-align="justify" style:justify-single-word="false" fo:text-indent="0cm" style:auto-text-indent="false"/>
      <style:text-properties fo:font-variant="normal" fo:text-transform="none" fo:color="#000000" style:font-name="Arial" fo:font-size="12pt" fo:letter-spacing="normal" fo:language="fr" fo:country="FR" fo:font-style="normal" fo:font-weight="normal" style:font-name-asian="Times New Roman" style:font-size-asian="12pt" style:font-style-asian="normal" style:font-size-complex="12pt" style:font-style-complex="normal"/>
    </style:style>
    <style:style style:name="T1" style:family="text">
      <style:text-properties fo:color="#000000"/>
    </style:style>
    <style:style style:name="T2" style:family="text">
      <style:text-properties fo:color="#000000" style:font-name="Liberation Sans"/>
    </style:style>
    <style:style style:name="T3" style:family="text">
      <style:text-properties fo:color="#000000" style:font-name="Liberation Sans" fo:font-style="normal"/>
    </style:style>
    <style:style style:name="T4" style:family="text">
      <style:text-properties fo:color="#000000" style:font-name="Liberation Sans" fo:language="en" fo:country="US"/>
    </style:style>
    <style:style style:name="T5" style:family="text">
      <style:text-properties fo:color="#000000" fo:font-style="normal"/>
    </style:style>
    <style:style style:name="T6" style:family="text">
      <style:text-properties fo:color="#000000" fo:language="en" fo:country="US"/>
    </style:style>
    <style:style style:name="T7" style:family="text">
      <style:text-properties fo:color="#000000" style:font-name="Arial"/>
    </style:style>
    <style:style style:name="T8" style:family="text">
      <style:text-properties fo:color="#000000" style:font-name="Arial" fo:font-style="normal"/>
    </style:style>
    <style:style style:name="T9" style:family="text">
      <style:text-properties fo:color="#000000" style:font-name="Arial" fo:language="en" fo:country="US"/>
    </style:style>
    <style:style style:name="T10" style:family="text">
      <style:text-properties fo:color="#000000" style:font-name="Liberation Sans"/>
    </style:style>
    <style:style style:name="T11" style:family="text">
      <style:text-properties fo:color="#000000" style:font-name="Liberation Sans" fo:font-style="normal"/>
    </style:style>
    <style:style style:name="T12" style:family="text">
      <style:text-properties fo:color="#000000" style:font-name="Liberation Sans" fo:language="en" fo:country="US"/>
    </style:style>
    <style:style style:name="T13" style:family="text">
      <style:text-properties style:font-name="Liberation Sans" fo:font-size="12pt" style:font-size-asian="12pt" style:font-size-complex="12pt"/>
    </style:style>
    <style:style style:name="T14" style:family="text">
      <style:text-properties style:font-name="Liberation Sans" fo:font-size="12pt" fo:font-style="italic" style:font-size-asian="12pt" style:font-style-asian="italic" style:font-size-complex="12pt" style:font-style-complex="italic"/>
    </style:style>
    <style:style style:name="T15" style:family="text">
      <style:text-properties style:font-name="Liberation Sans" fo:font-size="12pt" fo:font-style="normal" style:font-size-asian="12pt" style:font-style-asian="normal" style:font-size-complex="12pt" style:font-style-complex="normal"/>
    </style:style>
    <style:style style:name="T16" style:family="text">
      <style:text-properties fo:font-size="12pt" style:font-size-asian="12pt" style:font-size-complex="12pt"/>
    </style:style>
    <style:style style:name="T17" style:family="text">
      <style:text-properties fo:font-size="12pt" fo:font-style="italic" style:font-size-asian="12pt" style:font-style-asian="italic" style:font-size-complex="12pt" style:font-style-complex="italic"/>
    </style:style>
    <style:style style:name="T18" style:family="text">
      <style:text-properties fo:font-size="12pt" fo:font-style="normal" style:font-size-asian="12pt" style:font-style-asian="normal" style:font-size-complex="12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tab/><text:span text:style-name="T16">Le 9 décembre 1968, Douglas Engelbart et son équipe de 17 chercheurs de l'</text:span><text:span text:style-name="T17">Augmentation Research Center</text:span><text:span text:style-name="T16"> de la </text:span><text:span text:style-name="T17">Standford Research Institute</text:span><text:span text:style-name="T16"> ont fait une présentation devant 1000 experts de l'informatique. Cette présentation publique a eu lieu au cours de </text:span><text:span text:style-name="T17">Fall Joint Computer Conference</text:span><text:span text:style-name="T16"> à San Francisco. Cette conférence présentait plusieurs technologies expérimentales développée par lui et son équipe au cours des six dernières années. Parmi les technologies présentées, il y avait la souris informatique, le travail en réseau et l'hypertexte. C'est une véritable vision futuriste qu’eut Engelbart de l'informatique. Sa vision était si farfelue qu'il fut pris pour un fou par ses contemporains incluant les membre de sa propre équipe ! Cependant, sa vision était si précise que la totalité de ce qu'il a imaginé dans les années '60 est devenu réalité. D'ailleurs, sa conférence fut nommée </text:span><text:span text:style-name="T17">«The mother of all demos»</text:span><text:span text:style-name="T16">(</text:span><text:span text:style-name="T17">litt. La mère de toutes les présentations</text:span><text:span text:style-name="T16">) en 1994 par Steven Levy. Ce nom vient du fait que plusieurs des technologies présentées sont maintenant grandement utilisées. L'un des concepts présentés lors de la présentation de M.Engelbart est la métaphore de fenêtre. En 2005, M. Engelbart dit ceci au site web de nouvelles technologiques britannique </text:span><text:span text:style-name="T17">The Register </text:span><text:span text:style-name="T18">:</text:span></text:p>
      <text:p text:style-name="P3"><text:span text:style-name="T8"><text:tab/></text:span><text:span text:style-name="Citation_20_Car"><text:span text:style-name="T9">«Even way back then, we already had the concept of multiple windows, any one application could manage multiple windows, and you could easily move objects, paragraphs, and words between them. »</text:span></text:span></text:p>
      <text:p text:style-name="P6"><text:tab/>Le concept de fenêtre de Engelbart est, si l'on exclu la souris, l'un des plus familier. Il est de nos jours largement utilisé sur tous les ordinateurs personnels. Il est utilisé par le biais d'un logiciel essentiel dans l’interaction homme/machine moderne : le Bureau. Le bureau informatique est la couche logicielle qui ce situe entre le noyau du système d'exploitation et l'utilisateur. Le bureau est un ensemble d'applications qui <text:s/>permet à l'utilisateur d'interagir avec une interface graphique. Ces applications accordent à l'utilisateur plusieurs éléments pour lui rendre plus facile la prise en main de l'ordinateur. Parmi ces éléments, il y a les icônes, <text:s/>les fenêtres, les menus et les barres d'outils. Le <text:soft-page-break/>nom de «Bureau» vient du fait que le travail fait avec ce genre d'interface possède certaines similitudes avec le travail de bureau avec des documents, des images et même une corbeille !</text:p>
      <text:p text:style-name="P6"/>
      <text:p text:style-name="P1"><text:span text:style-name="T7"><text:tab/>De nos jours, les bureaux sont nombreux. Sur Windows, chaque versions majeures (9.x, XP, 7, 8) ont un bureau différent. Sur Linux, il en existe des centaines. Les bureaux les plus populaire sur Linux sont KDE 4.x, GNOME 3.x et XFCE.</text:span><text:span text:style-name="Police_20_par_20_défaut"><text:span text:style-name="T7"> Tout les bureaux sont uniques et possèdent une architecture différente. Ces différences font que tous les bureaux ne sont pas parfait pour tout le monde. Certains sont plus rapides et légers mais offrent moins de programmes pour faciliter l'utilisation. D'autres sont, au contraire, plus lourds et lents mais sont très facile d'accès pour les débutants. Ainsi, il est possible de <text:s/>définir deux critères pour classer les nombreux bureaux. Il y est possible de classer les bureaux selon la performance et l'ergonomie.</text:span></text:span></text:p>
      <text:p text:style-name="P1"><text:span text:style-name="Police_20_par_20_défaut"><text:span text:style-name="T7"/></text:span></text:p>
      <text:p text:style-name="P1"><text:span text:style-name="Police_20_par_20_défaut"><text:span text:style-name="T7"><text:tab/>La performance est tout les éléments mesurables et observable. Il s'agit de la vitesse d'ouverture du bureau et la rapidité d'exécution tout au long de la session. C'est aussi le nombre de processus et l'empreinte sur la RAM. L'ergonomie est la facilité d'apprentissage, la satisfaction lors de l'utilisation du bureau et la performance de réalisation d'une tâche (Exemple : nombre de clics avant d'obtenir une fonctionnalité). La facilité d'utilisation inclus la simplicité, des menus accessibles, et pour les débutants, peu de recours à la ligne de commande.</text:span></text:span></text:p>
      <text:p text:style-name="P1"><text:span text:style-name="Police_20_par_20_défaut"><text:span text:style-name="T7"/></text:span></text:p>
      <text:p text:style-name="P1"><text:span text:style-name="Police_20_par_20_défaut"><text:span text:style-name="T7"><text:tab/>Suite à ces définitions, une question importante s'impose alors que Linux est un logiciel libre et que Windows est un logiciel fermé. Un logiciel fermé est un logiciel soumis à des droits d'auteurs qui rendent inaccessible le code source pour prévenir toute modification. De ce fait, les bureaux Linux sont-ils plus performant et ergonome que ceux </text:span></text:span><text:soft-page-break/><text:span text:style-name="Police_20_par_20_défaut"><text:span text:style-name="T7">de leur concurrent du logiciel fermé ? Nous croyons que les bureaux Linux seront les plus rapides et les plus ergonomique. Cependant les bureaux Windows seront les plus faciles à utiliser pour un utilisateur normal.</text:span></text:span></text:p>
      <text:p text:style-name="P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TakaoPGothic"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TakaoPGothic"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Sans_20_interligne" style:display-name="Sans interligne" style:family="paragraph">
      <style:paragraph-properties fo:margin-top="0cm" fo:margin-bottom="0cm" fo:line-height="100%" fo:hyphenation-ladder-count="no-limit"/>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_20_Car" style:display-name="Citation Car" style:family="text" style:parent-style-name="Police_20_par_20_défaut">
      <style:text-properties fo:color="#000000"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2T23:08:30</meta:creation-date>
    <dc:date>2013-03-26T09:51:40</dc:date>
    <meta:editing-duration>PT3H41M7S</meta:editing-duration>
    <meta:editing-cycles>11</meta:editing-cycles>
    <meta:generator>LibreOffice/3.5$Linux_x86 LibreOffice_project/350m1$Build-2</meta:generator>
    <meta:document-statistic meta:table-count="0" meta:image-count="0" meta:object-count="0" meta:page-count="3" meta:paragraph-count="6" meta:word-count="673" meta:character-count="4247" meta:non-whitespace-character-count="3577"/>
  </office:meta>
</office:document-meta>
</file>